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tyle mathvariant="bold">
          <mrow>
            <mi>A</mi>
          </mrow>
        </mstyle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i>n</mi>
          </munderover>
          <msub>
            <mi>A</mi>
            <mi>i</mi>
          </msub>
        </mrow>
      </mrow>
      <msub>
        <mrow>
          <mstyle mathvariant="bold">
            <mrow>
              <mi>e</mi>
            </mrow>
          </mstyle>
        </mrow>
        <mi>i</mi>
      </msub>
      <mi/>
      <mrow>
        <mo stretchy="false">(</mo>
        <mrow>
          <mrow>
            <msub>
              <mi>A</mi>
              <mi>i</mi>
            </msub>
            <mo stretchy="false">=</mo>
            <mrow>
              <mstyle mathvariant="bold">
                <mrow>
                  <mi>A</mi>
                </mrow>
              </mstyle>
              <mo stretchy="false">⋅</mo>
              <msub>
                <mrow>
                  <mstyle mathvariant="bold">
                    <mrow>
                      <mi>e</mi>
                    </mrow>
                  </mstyle>
                </mrow>
                <mi>i</mi>
              </msub>
            </mrow>
          </mrow>
        </mrow>
        <mo stretchy="false">)</mo>
      </mrow>
    </mrow>
    <annotation encoding="StarMath 5.0">bold A = sum from {i = 1} to n A _i {bold e} _i ~ ( A_i = bold A cdot {bold e} _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33:56.185000000</meta:creation-date>
    <meta:generator>LibreOffice/4.1.4.2$Windows_x86 LibreOffice_project/0a0440ccc0227ad9829de5f46be37cfb6edcf72</meta:generator>
  </office:meta>
</office:document-meta>
</file>